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6.01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667in" fo:margin-left="0.0354in" table:align="left"/>
    </style:style>
    <style:style style:name="Table2.A" style:family="table-column">
      <style:table-column-properties style:column-width="0.1597in"/>
    </style:style>
    <style:style style:name="Table2.B" style:family="table-column">
      <style:table-column-properties style:column-width="3.2542in"/>
    </style:style>
    <style:style style:name="Table2.C" style:family="table-column">
      <style:table-column-properties style:column-width="3.2528in"/>
    </style:style>
    <style:style style:name="Table2.A1" style:family="table-cell">
      <style:table-cell-properties style:writing-mode="page"/>
    </style:style>
    <style:style style:name="Table2.B1" style:family="table-cell">
      <style:table-cell-properties fo:padding="0in" fo:border="none" style:writing-mode="page"/>
    </style:style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officeooo:rsid="000a38b3" officeooo:paragraph-rsid="000a38b3" fo:background-color="#1f1f1f"/>
    </style:style>
    <style:style style:name="P5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f1f1f"/>
    </style:style>
    <style:style style:name="P6" style:family="paragraph" style:parent-style-name="Table_20_Contents">
      <style:text-properties officeooo:rsid="000bfc5b" officeooo:paragraph-rsid="000bfc5b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0bfc5b" officeooo:paragraph-rsid="000bfc5b" style:font-size-asian="14pt" style:font-weight-asian="bold" style:font-size-complex="14pt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6a9955" loext:opacity="100%"/>
    </style:style>
    <style:style style:name="T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RRNO</text:p>
      <text:p text:style-name="P5"/>
      <text:p text:style-name="P1"><text:span text:style-name="T1">#define</text:span><text:span text:style-name="T2"> EPERM </text:span><text:span text:style-name="T3">1</text:span><text:span text:style-name="T4"> /* Operation not permitted */</text:span></text:p>
      <text:p text:style-name="P1"><text:span text:style-name="T1">#define</text:span><text:span text:style-name="T2"> ENOENT </text:span><text:span text:style-name="T3">2</text:span><text:span text:style-name="T4"> /* No such file or directory */</text:span></text:p>
      <text:p text:style-name="P1"><text:span text:style-name="T1">#define</text:span><text:span text:style-name="T2"> ESRCH </text:span><text:span text:style-name="T3">3</text:span><text:span text:style-name="T4"> /* No such process */</text:span></text:p>
      <text:p text:style-name="P1"><text:span text:style-name="T1">#define</text:span><text:span text:style-name="T2"> EINTR </text:span><text:span text:style-name="T3">4</text:span><text:span text:style-name="T4"> /* Interrupted system call */</text:span></text:p>
      <text:p text:style-name="P1"><text:span text:style-name="T1">#define</text:span><text:span text:style-name="T2"> EIO </text:span><text:span text:style-name="T3">5</text:span><text:span text:style-name="T4"> /* I/O error */</text:span></text:p>
      <text:p text:style-name="P1"><text:span text:style-name="T1">#define</text:span><text:span text:style-name="T2"> ENXIO </text:span><text:span text:style-name="T3">6</text:span><text:span text:style-name="T4"> /* No such device or address */</text:span></text:p>
      <text:p text:style-name="P1"><text:span text:style-name="T1">#define</text:span><text:span text:style-name="T2"> E2BIG </text:span><text:span text:style-name="T3">7</text:span><text:span text:style-name="T4"> /* Argument list too long */</text:span></text:p>
      <text:p text:style-name="P1"><text:span text:style-name="T1">#define</text:span><text:span text:style-name="T2"> ENOEXEC </text:span><text:span text:style-name="T3">8</text:span><text:span text:style-name="T4"> /* Exec format error */</text:span></text:p>
      <text:p text:style-name="P1"><text:span text:style-name="T1">#define</text:span><text:span text:style-name="T2"> EBADF </text:span><text:span text:style-name="T3">9</text:span><text:span text:style-name="T4"> /* Bad file number */</text:span></text:p>
      <text:p text:style-name="P1"><text:span text:style-name="T1">#define</text:span><text:span text:style-name="T2"> ECHILD </text:span><text:span text:style-name="T3">10</text:span><text:span text:style-name="T4"> /* No child processes */</text:span></text:p>
      <text:p text:style-name="P1"><text:span text:style-name="T1">#define</text:span><text:span text:style-name="T2"> EAGAIN </text:span><text:span text:style-name="T3">11</text:span><text:span text:style-name="T4"> /* Try again */</text:span></text:p>
      <text:p text:style-name="P1"><text:span text:style-name="T1">#define</text:span><text:span text:style-name="T2"> ENOMEM </text:span><text:span text:style-name="T3">12</text:span><text:span text:style-name="T4"> /* Out of memory */</text:span></text:p>
      <text:p text:style-name="P1"><text:span text:style-name="T1">#define</text:span><text:span text:style-name="T2"> EACCES </text:span><text:span text:style-name="T3">13</text:span><text:span text:style-name="T4"> /* Permission denied */</text:span></text:p>
      <text:p text:style-name="P1"><text:span text:style-name="T1">#define</text:span><text:span text:style-name="T2"> EFAULT </text:span><text:span text:style-name="T3">14</text:span><text:span text:style-name="T4"> /* Bad address */</text:span></text:p>
      <text:p text:style-name="P1"><text:span text:style-name="T1">#define</text:span><text:span text:style-name="T2"> ENOTBLK </text:span><text:span text:style-name="T3">15</text:span><text:span text:style-name="T4"> /* Block device required */</text:span></text:p>
      <text:p text:style-name="P1"><text:span text:style-name="T1">#define</text:span><text:span text:style-name="T2"> EBUSY </text:span><text:span text:style-name="T3">16</text:span><text:span text:style-name="T4"> /* Device or resource busy */</text:span></text:p>
      <text:p text:style-name="P1"><text:span text:style-name="T1">#define</text:span><text:span text:style-name="T2"> EEXIST </text:span><text:span text:style-name="T3">17</text:span><text:span text:style-name="T4"> /* File exists */</text:span></text:p>
      <text:p text:style-name="P1"><text:span text:style-name="T1">#define</text:span><text:span text:style-name="T2"> EXDEV </text:span><text:span text:style-name="T3">18</text:span><text:span text:style-name="T4"> /* Cross-device link */</text:span></text:p>
      <text:p text:style-name="P1"><text:span text:style-name="T1">#define</text:span><text:span text:style-name="T2"> ENODEV </text:span><text:span text:style-name="T3">19</text:span><text:span text:style-name="T4"> /* No such device */</text:span></text:p>
      <text:p text:style-name="P1"><text:span text:style-name="T1">#define</text:span><text:span text:style-name="T2"> ENOTDIR </text:span><text:span text:style-name="T3">20</text:span><text:span text:style-name="T4"> /* Not a directory */</text:span></text:p>
      <text:p text:style-name="P1"><text:span text:style-name="T1">#define</text:span><text:span text:style-name="T2"> EISDIR </text:span><text:span text:style-name="T3">21</text:span><text:span text:style-name="T4"> /* Is a directory */</text:span></text:p>
      <text:p text:style-name="P1"><text:span text:style-name="T1">#define</text:span><text:span text:style-name="T2"> EINVAL </text:span><text:span text:style-name="T3">22</text:span><text:span text:style-name="T4"> /* Invalid argument */</text:span></text:p>
      <text:p text:style-name="P1"><text:span text:style-name="T1">#define</text:span><text:span text:style-name="T2"> ENFILE </text:span><text:span text:style-name="T3">23</text:span><text:span text:style-name="T4"> /* File table overflow */</text:span></text:p>
      <text:p text:style-name="P1"><text:span text:style-name="T1">#define</text:span><text:span text:style-name="T2"> EMFILE </text:span><text:span text:style-name="T3">24</text:span><text:span text:style-name="T4"> /* Too many open files */</text:span></text:p>
      <text:p text:style-name="P1"><text:span text:style-name="T1">#define</text:span><text:span text:style-name="T2"> ENOTTY </text:span><text:span text:style-name="T3">25</text:span><text:span text:style-name="T4"> /* Not a typewriter */</text:span></text:p>
      <text:p text:style-name="P1"><text:span text:style-name="T1">#define</text:span><text:span text:style-name="T2"> ETXTBSY </text:span><text:span text:style-name="T3">26</text:span><text:span text:style-name="T4"> /* Text file busy */</text:span></text:p>
      <text:p text:style-name="P1"><text:span text:style-name="T1">#define</text:span><text:span text:style-name="T2"> EFBIG </text:span><text:span text:style-name="T3">27</text:span><text:span text:style-name="T4"> /* File too large */</text:span></text:p>
      <text:p text:style-name="P1"><text:span text:style-name="T1">#define</text:span><text:span text:style-name="T2"> ENOSPC </text:span><text:span text:style-name="T3">28</text:span><text:span text:style-name="T4"> /* No space left on device */</text:span></text:p>
      <text:p text:style-name="P1"><text:span text:style-name="T1">#define</text:span><text:span text:style-name="T2"> ESPIPE </text:span><text:span text:style-name="T3">29</text:span><text:span text:style-name="T4"> /* Illegal seek */</text:span></text:p>
      <text:p text:style-name="P1"><text:span text:style-name="T1">#define</text:span><text:span text:style-name="T2"> EROFS </text:span><text:span text:style-name="T3">30</text:span><text:span text:style-name="T4"> /* Read-only file system */</text:span></text:p>
      <text:p text:style-name="P1"><text:span text:style-name="T1">#define</text:span><text:span text:style-name="T2"> EMLINK </text:span><text:span text:style-name="T3">31</text:span><text:span text:style-name="T4"> /* Too many links */</text:span></text:p>
      <text:p text:style-name="P1"><text:span text:style-name="T1">#define</text:span><text:span text:style-name="T2"> EPIPE </text:span><text:span text:style-name="T3">32</text:span><text:span text:style-name="T4"> /* Broken pipe */</text:span></text:p>
      <text:p text:style-name="P1"><text:span text:style-name="T1">#define</text:span><text:span text:style-name="T2"> EDOM </text:span><text:span text:style-name="T3">33</text:span><text:span text:style-name="T4"> /* Math argument out of domain of func */</text:span></text:p>
      <text:p text:style-name="P1"><text:span text:style-name="T1">#define</text:span><text:span text:style-name="T2"> ERANGE </text:span><text:span text:style-name="T3">34</text:span><text:span text:style-name="T4"> /* Math result not representable */</text:span></text:p>
      <text:p text:style-name="Standard"/>
      <text:p text:style-name="P1"><text:span text:style-name="T1">#define</text:span><text:span text:style-name="T2"> EDEADLK </text:span><text:span text:style-name="T3">35</text:span><text:span text:style-name="T4"> /* Resource deadlock would occur */</text:span></text:p>
      <text:p text:style-name="P1"><text:span text:style-name="T1">#define</text:span><text:span text:style-name="T2"> ENAMETOOLONG </text:span><text:span text:style-name="T3">36</text:span><text:span text:style-name="T4"> /* File name too long */</text:span></text:p>
      <text:p text:style-name="P1"><text:span text:style-name="T1">#define</text:span><text:span text:style-name="T2"> ENOLCK </text:span><text:span text:style-name="T3">37</text:span><text:span text:style-name="T4"> /* No record locks available */</text:span></text:p>
      <text:p text:style-name="P3"/>
      <text:p text:style-name="P2">/*</text:p>
      <text:p text:style-name="P2">* This error code is special: arch syscall entry code will return</text:p>
      <text:p text:style-name="P2">* -ENOSYS if users try to call a syscall that doesn't exist. To keep</text:p>
      <text:p text:style-name="P2">* failures of syscalls that really do exist distinguishable from</text:p>
      <text:p text:style-name="P2">* failures due to attempts to use a nonexistent syscall, syscall</text:p>
      <text:p text:style-name="P2">* implementations should refrain from returning -ENOSYS.</text:p>
      <text:p text:style-name="P2">*/</text:p>
      <text:p text:style-name="P1"><text:span text:style-name="T1">#define</text:span><text:span text:style-name="T2"> ENOSYS </text:span><text:span text:style-name="T3">38</text:span><text:span text:style-name="T4"> /* Invalid system call number */</text:span></text:p>
      <text:p text:style-name="P3"/>
      <text:p text:style-name="P1"><text:span text:style-name="T1">#define</text:span><text:span text:style-name="T2"> ENOTEMPTY </text:span><text:span text:style-name="T3">39</text:span><text:span text:style-name="T4"> /* Directory not empty */</text:span></text:p>
      <text:p text:style-name="P1"><text:soft-page-break/><text:span text:style-name="T1">#define</text:span><text:span text:style-name="T2"> ELOOP </text:span><text:span text:style-name="T3">40</text:span><text:span text:style-name="T4"> /* Too many symbolic links encountered */</text:span></text:p>
      <text:p text:style-name="P1"><text:span text:style-name="T1">#define</text:span><text:span text:style-name="T2"> EWOULDBLOCK EAGAIN</text:span><text:span text:style-name="T4"> /* Operation would block */</text:span></text:p>
      <text:p text:style-name="P1"><text:span text:style-name="T1">#define</text:span><text:span text:style-name="T2"> ENOMSG </text:span><text:span text:style-name="T3">42</text:span><text:span text:style-name="T4"> /* No message of desired type */</text:span></text:p>
      <text:p text:style-name="P1"><text:span text:style-name="T1">#define</text:span><text:span text:style-name="T2"> EIDRM </text:span><text:span text:style-name="T3">43</text:span><text:span text:style-name="T4"> /* Identifier removed */</text:span></text:p>
      <text:p text:style-name="P1"><text:span text:style-name="T1">#define</text:span><text:span text:style-name="T2"> ECHRNG </text:span><text:span text:style-name="T3">44</text:span><text:span text:style-name="T4"> /* Channel number out of range */</text:span></text:p>
      <text:p text:style-name="P1"><text:span text:style-name="T1">#define</text:span><text:span text:style-name="T2"> EL2NSYNC </text:span><text:span text:style-name="T3">45</text:span><text:span text:style-name="T4"> /* Level 2 not synchronized */</text:span></text:p>
      <text:p text:style-name="P1"><text:span text:style-name="T1">#define</text:span><text:span text:style-name="T2"> EL3HLT </text:span><text:span text:style-name="T3">46</text:span><text:span text:style-name="T4"> /* Level 3 halted */</text:span></text:p>
      <text:p text:style-name="P1"><text:span text:style-name="T1">#define</text:span><text:span text:style-name="T2"> EL3RST </text:span><text:span text:style-name="T3">47</text:span><text:span text:style-name="T4"> /* Level 3 reset */</text:span></text:p>
      <text:p text:style-name="P1"><text:span text:style-name="T1">#define</text:span><text:span text:style-name="T2"> ELNRNG </text:span><text:span text:style-name="T3">48</text:span><text:span text:style-name="T4"> /* Link number out of range */</text:span></text:p>
      <text:p text:style-name="P1"><text:span text:style-name="T1">#define</text:span><text:span text:style-name="T2"> EUNATCH </text:span><text:span text:style-name="T3">49</text:span><text:span text:style-name="T4"> /* Protocol driver not attached */</text:span></text:p>
      <text:p text:style-name="P1"><text:span text:style-name="T1">#define</text:span><text:span text:style-name="T2"> ENOCSI </text:span><text:span text:style-name="T3">50</text:span><text:span text:style-name="T4"> /* No CSI structure available */</text:span></text:p>
      <text:p text:style-name="P1"><text:span text:style-name="T1">#define</text:span><text:span text:style-name="T2"> EL2HLT </text:span><text:span text:style-name="T3">51</text:span><text:span text:style-name="T4"> /* Level 2 halted */</text:span></text:p>
      <text:p text:style-name="P1"><text:span text:style-name="T1">#define</text:span><text:span text:style-name="T2"> EBADE </text:span><text:span text:style-name="T3">52</text:span><text:span text:style-name="T4"> /* Invalid exchange */</text:span></text:p>
      <text:p text:style-name="P1"><text:span text:style-name="T1">#define</text:span><text:span text:style-name="T2"> EBADR </text:span><text:span text:style-name="T3">53</text:span><text:span text:style-name="T4"> /* Invalid request descriptor */</text:span></text:p>
      <text:p text:style-name="P1"><text:span text:style-name="T1">#define</text:span><text:span text:style-name="T2"> EXFULL </text:span><text:span text:style-name="T3">54</text:span><text:span text:style-name="T4"> /* Exchange full */</text:span></text:p>
      <text:p text:style-name="P1"><text:span text:style-name="T1">#define</text:span><text:span text:style-name="T2"> ENOANO </text:span><text:span text:style-name="T3">55</text:span><text:span text:style-name="T4"> /* No anode */</text:span></text:p>
      <text:p text:style-name="P1"><text:span text:style-name="T1">#define</text:span><text:span text:style-name="T2"> EBADRQC </text:span><text:span text:style-name="T3">56</text:span><text:span text:style-name="T4"> /* Invalid request code */</text:span></text:p>
      <text:p text:style-name="P1"><text:span text:style-name="T1">#define</text:span><text:span text:style-name="T2"> EBADSLT </text:span><text:span text:style-name="T3">57</text:span><text:span text:style-name="T4"> /* Invalid slot */</text:span></text:p>
      <text:p text:style-name="P3"/>
      <text:p text:style-name="P1"><text:span text:style-name="T1">#define</text:span><text:span text:style-name="T2"> EDEADLOCK EDEADLK</text:span></text:p>
      <text:p text:style-name="P3"/>
      <text:p text:style-name="P1"><text:span text:style-name="T1">#define</text:span><text:span text:style-name="T2"> EBFONT </text:span><text:span text:style-name="T3">59</text:span><text:span text:style-name="T4"> /* Bad font file format */</text:span></text:p>
      <text:p text:style-name="P1"><text:span text:style-name="T1">#define</text:span><text:span text:style-name="T2"> ENOSTR </text:span><text:span text:style-name="T3">60</text:span><text:span text:style-name="T4"> /* Device not a stream */</text:span></text:p>
      <text:p text:style-name="P1"><text:span text:style-name="T1">#define</text:span><text:span text:style-name="T2"> ENODATA </text:span><text:span text:style-name="T3">61</text:span><text:span text:style-name="T4"> /* No data available */</text:span></text:p>
      <text:p text:style-name="P1"><text:span text:style-name="T1">#define</text:span><text:span text:style-name="T2"> ETIME </text:span><text:span text:style-name="T3">62</text:span><text:span text:style-name="T4"> /* Timer expired */</text:span></text:p>
      <text:p text:style-name="P1"><text:span text:style-name="T1">#define</text:span><text:span text:style-name="T2"> ENOSR </text:span><text:span text:style-name="T3">63</text:span><text:span text:style-name="T4"> /* Out of streams resources */</text:span></text:p>
      <text:p text:style-name="P1"><text:span text:style-name="T1">#define</text:span><text:span text:style-name="T2"> ENONET </text:span><text:span text:style-name="T3">64</text:span><text:span text:style-name="T4"> /* Machine is not on the network */</text:span></text:p>
      <text:p text:style-name="P1"><text:span text:style-name="T1">#define</text:span><text:span text:style-name="T2"> ENOPKG </text:span><text:span text:style-name="T3">65</text:span><text:span text:style-name="T4"> /* Package not installed */</text:span></text:p>
      <text:p text:style-name="P1"><text:span text:style-name="T1">#define</text:span><text:span text:style-name="T2"> EREMOTE </text:span><text:span text:style-name="T3">66</text:span><text:span text:style-name="T4"> /* Object is remote */</text:span></text:p>
      <text:p text:style-name="P1"><text:span text:style-name="T1">#define</text:span><text:span text:style-name="T2"> ENOLINK </text:span><text:span text:style-name="T3">67</text:span><text:span text:style-name="T4"> /* Link has been severed */</text:span></text:p>
      <text:p text:style-name="P1"><text:span text:style-name="T1">#define</text:span><text:span text:style-name="T2"> EADV </text:span><text:span text:style-name="T3">68</text:span><text:span text:style-name="T4"> /* Advertise error */</text:span></text:p>
      <text:p text:style-name="P1"><text:span text:style-name="T1">#define</text:span><text:span text:style-name="T2"> ESRMNT </text:span><text:span text:style-name="T3">69</text:span><text:span text:style-name="T4"> /* Srmount error */</text:span></text:p>
      <text:p text:style-name="P1"><text:span text:style-name="T1">#define</text:span><text:span text:style-name="T2"> ECOMM </text:span><text:span text:style-name="T3">70</text:span><text:span text:style-name="T4"> /* Communication error on send */</text:span></text:p>
      <text:p text:style-name="P1"><text:span text:style-name="T1">#define</text:span><text:span text:style-name="T2"> EPROTO </text:span><text:span text:style-name="T3">71</text:span><text:span text:style-name="T4"> /* Protocol error */</text:span></text:p>
      <text:p text:style-name="P1"><text:span text:style-name="T1">#define</text:span><text:span text:style-name="T2"> EMULTIHOP </text:span><text:span text:style-name="T3">72</text:span><text:span text:style-name="T4"> /* Multihop attempted */</text:span></text:p>
      <text:p text:style-name="P1"><text:span text:style-name="T1">#define</text:span><text:span text:style-name="T2"> EDOTDOT </text:span><text:span text:style-name="T3">73</text:span><text:span text:style-name="T4"> /* RFS specific error */</text:span></text:p>
      <text:p text:style-name="P1"><text:span text:style-name="T1">#define</text:span><text:span text:style-name="T2"> EBADMSG </text:span><text:span text:style-name="T3">74</text:span><text:span text:style-name="T4"> /* Not a data message */</text:span></text:p>
      <text:p text:style-name="P1"><text:span text:style-name="T1">#define</text:span><text:span text:style-name="T2"> EOVERFLOW </text:span><text:span text:style-name="T3">75</text:span><text:span text:style-name="T4"> /* Value too large for defined data type */</text:span></text:p>
      <text:p text:style-name="P1"><text:span text:style-name="T1">#define</text:span><text:span text:style-name="T2"> ENOTUNIQ </text:span><text:span text:style-name="T3">76</text:span><text:span text:style-name="T4"> /* Name not unique on network */</text:span></text:p>
      <text:p text:style-name="P1"><text:span text:style-name="T1">#define</text:span><text:span text:style-name="T2"> EBADFD </text:span><text:span text:style-name="T3">77</text:span><text:span text:style-name="T4"> /* File descriptor in bad state */</text:span></text:p>
      <text:p text:style-name="P1"><text:span text:style-name="T1">#define</text:span><text:span text:style-name="T2"> EREMCHG </text:span><text:span text:style-name="T3">78</text:span><text:span text:style-name="T4"> /* Remote address changed */</text:span></text:p>
      <text:p text:style-name="P1"><text:span text:style-name="T1">#define</text:span><text:span text:style-name="T2"> ELIBACC </text:span><text:span text:style-name="T3">79</text:span><text:span text:style-name="T4"> /* Can not access a needed shared library */</text:span></text:p>
      <text:p text:style-name="P1"><text:span text:style-name="T1">#define</text:span><text:span text:style-name="T2"> ELIBBAD </text:span><text:span text:style-name="T3">80</text:span><text:span text:style-name="T4"> /* Accessing a corrupted shared library */</text:span></text:p>
      <text:p text:style-name="P1"><text:span text:style-name="T1">#define</text:span><text:span text:style-name="T2"> ELIBSCN </text:span><text:span text:style-name="T3">81</text:span><text:span text:style-name="T4"> /* .lib section in a.out corrupted */</text:span></text:p>
      <text:p text:style-name="P1"><text:span text:style-name="T1">#define</text:span><text:span text:style-name="T2"> ELIBMAX </text:span><text:span text:style-name="T3">82</text:span><text:span text:style-name="T4"> /* Attempting to link in too many shared libraries */</text:span></text:p>
      <text:p text:style-name="P1"><text:span text:style-name="T1">#define</text:span><text:span text:style-name="T2"> ELIBEXEC </text:span><text:span text:style-name="T3">83</text:span><text:span text:style-name="T4"> /* Cannot exec a shared library directly */</text:span></text:p>
      <text:p text:style-name="P1"><text:span text:style-name="T1">#define</text:span><text:span text:style-name="T2"> EILSEQ </text:span><text:span text:style-name="T3">84</text:span><text:span text:style-name="T4"> /* Illegal byte sequence */</text:span></text:p>
      <text:p text:style-name="P1"><text:span text:style-name="T1">#define</text:span><text:span text:style-name="T2"> ERESTART </text:span><text:span text:style-name="T3">85</text:span><text:span text:style-name="T4"> /* Interrupted system call should be restarted */</text:span></text:p>
      <text:p text:style-name="P1"><text:span text:style-name="T1">#define</text:span><text:span text:style-name="T2"> ESTRPIPE </text:span><text:span text:style-name="T3">86</text:span><text:span text:style-name="T4"> /* Streams pipe error */</text:span></text:p>
      <text:p text:style-name="P1"><text:span text:style-name="T1">#define</text:span><text:span text:style-name="T2"> EUSERS </text:span><text:span text:style-name="T3">87</text:span><text:span text:style-name="T4"> /* Too many users */</text:span></text:p>
      <text:p text:style-name="P1"><text:span text:style-name="T1">#define</text:span><text:span text:style-name="T2"> ENOTSOCK </text:span><text:span text:style-name="T3">88</text:span><text:span text:style-name="T4"> /* Socket operation on non-socket */</text:span></text:p>
      <text:p text:style-name="P1"><text:soft-page-break/><text:span text:style-name="T1">#define</text:span><text:span text:style-name="T2"> EDESTADDRREQ </text:span><text:span text:style-name="T3">89</text:span><text:span text:style-name="T4"> /* Destination address required */</text:span></text:p>
      <text:p text:style-name="P1"><text:span text:style-name="T1">#define</text:span><text:span text:style-name="T2"> EMSGSIZE </text:span><text:span text:style-name="T3">90</text:span><text:span text:style-name="T4"> /* Message too long */</text:span></text:p>
      <text:p text:style-name="P1"><text:span text:style-name="T1">#define</text:span><text:span text:style-name="T2"> EPROTOTYPE </text:span><text:span text:style-name="T3">91</text:span><text:span text:style-name="T4"> /* Protocol wrong type for socket */</text:span></text:p>
      <text:p text:style-name="P1"><text:span text:style-name="T1">#define</text:span><text:span text:style-name="T2"> ENOPROTOOPT </text:span><text:span text:style-name="T3">92</text:span><text:span text:style-name="T4"> /* Protocol not available */</text:span></text:p>
      <text:p text:style-name="P1"><text:span text:style-name="T1">#define</text:span><text:span text:style-name="T2"> EPROTONOSUPPORT </text:span><text:span text:style-name="T3">93</text:span><text:span text:style-name="T4"> /* Protocol not supported */</text:span></text:p>
      <text:p text:style-name="P1"><text:span text:style-name="T1">#define</text:span><text:span text:style-name="T2"> ESOCKTNOSUPPORT </text:span><text:span text:style-name="T3">94</text:span><text:span text:style-name="T4"> /* Socket type not supported */</text:span></text:p>
      <text:p text:style-name="P1"><text:span text:style-name="T1">#define</text:span><text:span text:style-name="T2"> EOPNOTSUPP </text:span><text:span text:style-name="T3">95</text:span><text:span text:style-name="T4"> /* Operation not supported on transport endpoint */</text:span></text:p>
      <text:p text:style-name="P1"><text:span text:style-name="T1">#define</text:span><text:span text:style-name="T2"> EPFNOSUPPORT </text:span><text:span text:style-name="T3">96</text:span><text:span text:style-name="T4"> /* Protocol family not supported */</text:span></text:p>
      <text:p text:style-name="P1"><text:span text:style-name="T1">#define</text:span><text:span text:style-name="T2"> EAFNOSUPPORT </text:span><text:span text:style-name="T3">97</text:span><text:span text:style-name="T4"> /* Address family not supported by protocol */</text:span></text:p>
      <text:p text:style-name="P1"><text:span text:style-name="T1">#define</text:span><text:span text:style-name="T2"> EADDRINUSE </text:span><text:span text:style-name="T3">98</text:span><text:span text:style-name="T4"> /* Address already in use */</text:span></text:p>
      <text:p text:style-name="P1"><text:span text:style-name="T1">#define</text:span><text:span text:style-name="T2"> EADDRNOTAVAIL </text:span><text:span text:style-name="T3">99</text:span><text:span text:style-name="T4"> /* Cannot assign requested address */</text:span></text:p>
      <text:p text:style-name="P1"><text:span text:style-name="T1">#define</text:span><text:span text:style-name="T2"> ENETDOWN </text:span><text:span text:style-name="T3">100</text:span><text:span text:style-name="T4"> /* Network is down */</text:span></text:p>
      <text:p text:style-name="P1"><text:span text:style-name="T1">#define</text:span><text:span text:style-name="T2"> ENETUNREACH </text:span><text:span text:style-name="T3">101</text:span><text:span text:style-name="T4"> /* Network is unreachable */</text:span></text:p>
      <text:p text:style-name="P1"><text:span text:style-name="T1">#define</text:span><text:span text:style-name="T2"> ENETRESET </text:span><text:span text:style-name="T3">102</text:span><text:span text:style-name="T4"> /* Network dropped connection because of reset */</text:span></text:p>
      <text:p text:style-name="P1"><text:span text:style-name="T1">#define</text:span><text:span text:style-name="T2"> ECONNABORTED </text:span><text:span text:style-name="T3">103</text:span><text:span text:style-name="T4"> /* Software caused connection abort */</text:span></text:p>
      <text:p text:style-name="P1"><text:span text:style-name="T1">#define</text:span><text:span text:style-name="T2"> ECONNRESET </text:span><text:span text:style-name="T3">104</text:span><text:span text:style-name="T4"> /* Connection reset by peer */</text:span></text:p>
      <text:p text:style-name="P1"><text:span text:style-name="T1">#define</text:span><text:span text:style-name="T2"> ENOBUFS </text:span><text:span text:style-name="T3">105</text:span><text:span text:style-name="T4"> /* No buffer space available */</text:span></text:p>
      <text:p text:style-name="P1"><text:span text:style-name="T1">#define</text:span><text:span text:style-name="T2"> EISCONN </text:span><text:span text:style-name="T3">106</text:span><text:span text:style-name="T4"> /* Transport endpoint is already connected */</text:span></text:p>
      <text:p text:style-name="P1"><text:span text:style-name="T1">#define</text:span><text:span text:style-name="T2"> ENOTCONN </text:span><text:span text:style-name="T3">107</text:span><text:span text:style-name="T4"> /* Transport endpoint is not connected */</text:span></text:p>
      <text:p text:style-name="P1"><text:span text:style-name="T1">#define</text:span><text:span text:style-name="T2"> ESHUTDOWN </text:span><text:span text:style-name="T3">108</text:span><text:span text:style-name="T4"> /* Cannot send after transport endpoint shutdown */</text:span></text:p>
      <text:p text:style-name="P1"><text:span text:style-name="T1">#define</text:span><text:span text:style-name="T2"> ETOOMANYREFS </text:span><text:span text:style-name="T3">109</text:span><text:span text:style-name="T4"> /* Too many references: cannot splice */</text:span></text:p>
      <text:p text:style-name="P1"><text:span text:style-name="T1">#define</text:span><text:span text:style-name="T2"> ETIMEDOUT </text:span><text:span text:style-name="T3">110</text:span><text:span text:style-name="T4"> /* Connection timed out */</text:span></text:p>
      <text:p text:style-name="P1"><text:span text:style-name="T1">#define</text:span><text:span text:style-name="T2"> ECONNREFUSED </text:span><text:span text:style-name="T3">111</text:span><text:span text:style-name="T4"> /* Connection refused */</text:span></text:p>
      <text:p text:style-name="P1"><text:span text:style-name="T1">#define</text:span><text:span text:style-name="T2"> EHOSTDOWN </text:span><text:span text:style-name="T3">112</text:span><text:span text:style-name="T4"> /* Host is down */</text:span></text:p>
      <text:p text:style-name="P1"><text:span text:style-name="T1">#define</text:span><text:span text:style-name="T2"> EHOSTUNREACH </text:span><text:span text:style-name="T3">113</text:span><text:span text:style-name="T4"> /* No route to host */</text:span></text:p>
      <text:p text:style-name="P1"><text:span text:style-name="T1">#define</text:span><text:span text:style-name="T2"> EALREADY </text:span><text:span text:style-name="T3">114</text:span><text:span text:style-name="T4"> /* Operation already in progress */</text:span></text:p>
      <text:p text:style-name="P1"><text:span text:style-name="T1">#define</text:span><text:span text:style-name="T2"> EINPROGRESS </text:span><text:span text:style-name="T3">115</text:span><text:span text:style-name="T4"> /* Operation now in progress */</text:span></text:p>
      <text:p text:style-name="P1"><text:span text:style-name="T1">#define</text:span><text:span text:style-name="T2"> ESTALE </text:span><text:span text:style-name="T3">116</text:span><text:span text:style-name="T4"> /* Stale file handle */</text:span></text:p>
      <text:p text:style-name="P1"><text:span text:style-name="T1">#define</text:span><text:span text:style-name="T2"> EUCLEAN </text:span><text:span text:style-name="T3">117</text:span><text:span text:style-name="T4"> /* Structure needs cleaning */</text:span></text:p>
      <text:p text:style-name="P1"><text:span text:style-name="T1">#define</text:span><text:span text:style-name="T2"> ENOTNAM </text:span><text:span text:style-name="T3">118</text:span><text:span text:style-name="T4"> /* Not a XENIX named type file */</text:span></text:p>
      <text:p text:style-name="P1"><text:span text:style-name="T1">#define</text:span><text:span text:style-name="T2"> ENAVAIL </text:span><text:span text:style-name="T3">119</text:span><text:span text:style-name="T4"> /* No XENIX semaphores available */</text:span></text:p>
      <text:p text:style-name="P1"><text:span text:style-name="T1">#define</text:span><text:span text:style-name="T2"> EISNAM </text:span><text:span text:style-name="T3">120</text:span><text:span text:style-name="T4"> /* Is a named type file */</text:span></text:p>
      <text:p text:style-name="P1"><text:span text:style-name="T1">#define</text:span><text:span text:style-name="T2"> EREMOTEIO </text:span><text:span text:style-name="T3">121</text:span><text:span text:style-name="T4"> /* Remote I/O error */</text:span></text:p>
      <text:p text:style-name="P1"><text:span text:style-name="T1">#define</text:span><text:span text:style-name="T2"> EDQUOT </text:span><text:span text:style-name="T3">122</text:span><text:span text:style-name="T4"> /* Quota exceeded */</text:span></text:p>
      <text:p text:style-name="P3"/>
      <text:p text:style-name="P1"><text:span text:style-name="T1">#define</text:span><text:span text:style-name="T2"> ENOMEDIUM </text:span><text:span text:style-name="T3">123</text:span><text:span text:style-name="T4"> /* No medium found */</text:span></text:p>
      <text:p text:style-name="P1"><text:span text:style-name="T1">#define</text:span><text:span text:style-name="T2"> EMEDIUMTYPE </text:span><text:span text:style-name="T3">124</text:span><text:span text:style-name="T4"> /* Wrong medium type */</text:span></text:p>
      <text:p text:style-name="P1"><text:span text:style-name="T1">#define</text:span><text:span text:style-name="T2"> ECANCELED </text:span><text:span text:style-name="T3">125</text:span><text:span text:style-name="T4"> /* Operation Canceled */</text:span></text:p>
      <text:p text:style-name="P1"><text:span text:style-name="T1">#define</text:span><text:span text:style-name="T2"> ENOKEY </text:span><text:span text:style-name="T3">126</text:span><text:span text:style-name="T4"> /* Required key not available */</text:span></text:p>
      <text:p text:style-name="P1"><text:span text:style-name="T1">#define</text:span><text:span text:style-name="T2"> EKEYEXPIRED </text:span><text:span text:style-name="T3">127</text:span><text:span text:style-name="T4"> /* Key has expired */</text:span></text:p>
      <text:p text:style-name="P1"><text:span text:style-name="T1">#define</text:span><text:span text:style-name="T2"> EKEYREVOKED </text:span><text:span text:style-name="T3">128</text:span><text:span text:style-name="T4"> /* Key has been revoked */</text:span></text:p>
      <text:p text:style-name="P1"><text:span text:style-name="T1">#define</text:span><text:span text:style-name="T2"> EKEYREJECTED </text:span><text:span text:style-name="T3">129</text:span><text:span text:style-name="T4"> /* Key was rejected by service */</text:span></text:p>
      <text:p text:style-name="P3"/>
      <text:p text:style-name="P2">/* for robust mutexes */</text:p>
      <text:p text:style-name="P1"><text:span text:style-name="T1">#define</text:span><text:span text:style-name="T2"> EOWNERDEAD </text:span><text:span text:style-name="T3">130</text:span><text:span text:style-name="T4"> /* Owner died */</text:span></text:p>
      <text:p text:style-name="P1"><text:span text:style-name="T1">#define</text:span><text:span text:style-name="T2"> ENOTRECOVERABLE </text:span><text:span text:style-name="T3">131</text:span><text:span text:style-name="T4"> /* State not recoverable */</text:span></text:p>
      <text:p text:style-name="P3"/>
      <text:p text:style-name="P1"><text:span text:style-name="T1">#define</text:span><text:span text:style-name="T2"> ERFKILL </text:span><text:span text:style-name="T3">132</text:span><text:span text:style-name="T4"> /* Operation not possible due to RF-kill */</text:span></text:p>
      <text:p text:style-name="P3"/>
      <text:p text:style-name="P1"><text:span text:style-name="T1">#define</text:span><text:span text:style-name="T2"> EHWPOISON </text:span><text:span text:style-name="T3">133</text:span><text:span text:style-name="T4"> /* Memory page has hardware error */</text:span></text:p>
      <text:p text:style-name="Standard"/>
      <text:p text:style-name="Standard"><text:soft-page-break/>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xit cod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Successful exit without errors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One or more generic errors encountered upon exit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Incorrect usage, such as invalid options or missing arguments</text:p>
          </table:table-cell>
        </table:table-row>
        <table:table-row>
          <table:table-cell table:style-name="Table1.A1" office:value-type="string">
            <text:p text:style-name="Table_20_Contents">126</text:p>
          </table:table-cell>
          <table:table-cell table:style-name="Table1.A1" office:value-type="string">
            <text:p text:style-name="Table_20_Contents">Command found but is not executable</text:p>
          </table:table-cell>
        </table:table-row>
        <table:table-row>
          <table:table-cell table:style-name="Table1.A1" office:value-type="string">
            <text:p text:style-name="Table_20_Contents">127</text:p>
          </table:table-cell>
          <table:table-cell table:style-name="Table1.A1" office:value-type="string">
            <text:p text:style-name="Table_20_Contents"><text:a xlink:type="simple" xlink:href="https://linuxconfig.org/how-to-fix-bash-127-error-return-code" office:target-frame-name="_blank" xlink:show="new" text:style-name="Internet_20_link" text:visited-style-name="Visited_20_Internet_20_Link">Command not found</text:a>, usually the result of a missing directory in $PATH variable</text:p>
          </table:table-cell>
        </table:table-row>
        <table:table-row>
          <table:table-cell table:style-name="Table1.A1" office:value-type="string">
            <text:p text:style-name="Table_20_Contents">128+N</text:p>
          </table:table-cell>
          <table:table-cell table:style-name="Table1.A1" office:value-type="string">
            <text:p text:style-name="Table_20_Contents">Command encountered fatal error (was forcefully terminated manually or from an outside source). The <text:span text:style-name="Source_20_Text">N</text:span> tells us which signal was received (see example below)</text:p>
          </table:table-cell>
        </table:table-row>
        <table:table-row>
          <table:table-cell table:style-name="Table1.A1" office:value-type="string">
            <text:p text:style-name="Table_20_Contents">130</text:p>
          </table:table-cell>
          <table:table-cell table:style-name="Table1.A1" office:value-type="string">
            <text:p text:style-name="Table_20_Contents">Command terminated with signal 2 (SIGINT) (ctrl+c on keyboard). 128+2</text:p>
          </table:table-cell>
        </table:table-row>
        <table:table-row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Command terminated with signal 15 (SIGTERM) (kill command). 128+15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N</text:p>
          </table:table-cell>
          <table:table-cell table:style-name="Table2.B1" office:value-type="string">
            <text:p text:style-name="P7">SIGNAL CORRESPONDANT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B1" office:value-type="string">
            <text:p text:style-name="P6">0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6">SIGINT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2</text:p>
          </table:table-cell>
          <table:table-cell table:style-name="Table2.B1" office:value-type="string">
            <text:p text:style-name="P6">SIGQUIT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3</text:p>
          </table:table-cell>
          <table:table-cell table:style-name="Table2.B1" office:value-type="string">
            <text:p text:style-name="P6">SIGILL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4</text:p>
          </table:table-cell>
          <table:table-cell table:style-name="Table2.B1" office:value-type="string">
            <text:p text:style-name="P6">SIGTRAP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5</text:p>
          </table:table-cell>
          <table:table-cell table:style-name="Table2.B1" office:value-type="string">
            <text:p text:style-name="P6">SIGABRT OU SIGIOT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6</text:p>
          </table:table-cell>
          <table:table-cell table:style-name="Table2.B1" office:value-type="string">
            <text:p text:style-name="P6">SIGBUS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7</text:p>
          </table:table-cell>
          <table:table-cell table:style-name="Table2.B1" office:value-type="string">
            <text:p text:style-name="P6">SIGFPE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8</text:p>
          </table:table-cell>
          <table:table-cell table:style-name="Table2.B1" office:value-type="string">
            <text:p text:style-name="P6">SIGKILL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9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0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1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2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3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4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5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6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7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8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9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0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1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<text:soft-page-break/>2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3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4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5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6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7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8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29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0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1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2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3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4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5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6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7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8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39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0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1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2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3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4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5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6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7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<text:soft-page-break/>8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49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0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1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2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3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4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5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6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7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8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59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60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61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62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63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64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6:41:30.396186584</meta:creation-date>
    <dc:date>2023-10-27T17:05:16.800819392</dc:date>
    <meta:editing-duration>PT2H52M11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6" meta:paragraph-count="235" meta:word-count="1381" meta:character-count="7493" meta:non-whitespace-character-count="6347"/>
  </office:meta>
</office:document-meta>
</file>